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12cm"/>
    </style:style>
    <style:style style:name="co3" style:family="table-column">
      <style:table-column-properties fo:break-before="auto" style:column-width="3.6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36"/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idproducto</text:p>
          </table:table-cell>
          <table:table-cell table:style-name="ce1" office:value-type="string">
            <text:p>Idmarca</text:p>
          </table:table-cell>
          <table:table-cell table:style-name="ce1" office:value-type="string">
            <text:p>Idmodelo</text:p>
          </table:table-cell>
          <table:table-cell table:style-name="ce1" office:value-type="string">
            <text:p>nro_serie</text:p>
          </table:table-cell>
          <table:table-cell table:style-name="ce1" office:value-type="string">
            <text:p>Idcliente</text:p>
          </table:table-cell>
          <table:table-cell office:value-type="string">
            <text:p>Idubicacion</text:p>
          </table:table-cell>
          <table:table-cell office:value-type="string">
            <text:p>Idestado</text:p>
          </table:table-cell>
          <table:table-cell office:value-type="string">
            <text:p>Idservicio</text:p>
          </table:table-cell>
          <table:table-cell office:value-type="string">
            <text:p>Sector </text:p>
          </table:table-cell>
          <table:table-cell table:style-name="Default" office:value-type="string">
            <text:p>fecha_desde del servicio</text:p>
          </table:table-cell>
          <table:table-cell table:style-name="Default" office:value-type="string">
            <text:p>Fecha_modificacio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string">
            <text:p>64784.1</text:p>
          </table:table-cell>
          <table:table-cell table:style-name="Default" office:value-type="float" office:value="64784">
            <text:p>6478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date" office:date-value="2024-11-09">
            <text:p>09/11/2024</text:p>
          </table:table-cell>
          <table:table-cell office:value-type="date" office:date-value="2024-11-01">
            <text:p>01/11/20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string">
            <text:p>64784.2</text:p>
          </table:table-cell>
          <table:table-cell table:style-name="Default" office:value-type="float" office:value="64784">
            <text:p>6478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date" office:date-value="2024-11-09">
            <text:p>09/11/2024</text:p>
          </table:table-cell>
          <table:table-cell office:value-type="date" office:date-value="2024-11-01">
            <text:p>01/11/20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string">
            <text:p>64784.3</text:p>
          </table:table-cell>
          <table:table-cell table:style-name="Default" office:value-type="float" office:value="64784">
            <text:p>6478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date" office:date-value="2024-11-09">
            <text:p>09/11/2024</text:p>
          </table:table-cell>
          <table:table-cell office:value-type="date" office:date-value="2024-11-01">
            <text:p>01/11/20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string">
            <text:p>64784.5</text:p>
          </table:table-cell>
          <table:table-cell table:style-name="Default" office:value-type="float" office:value="64784">
            <text:p>6478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date" office:date-value="2024-11-09">
            <text:p>09/11/2024</text:p>
          </table:table-cell>
          <table:table-cell office:value-type="date" office:date-value="2024-11-01">
            <text:p>01/11/20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number-columns-repeated="2" office:value-type="float" office:value="65778">
            <text:p>6577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date" office:date-value="2024-11-09">
            <text:p>09/11/2024</text:p>
          </table:table-cell>
          <table:table-cell office:value-type="date" office:date-value="2024-11-01">
            <text:p>01/11/20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number-columns-repeated="2" office:value-type="float" office:value="65779">
            <text:p>6577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date" office:date-value="2024-11-09">
            <text:p>09/11/2024</text:p>
          </table:table-cell>
          <table:table-cell office:value-type="date" office:date-value="2024-11-01">
            <text:p>01/11/20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number-columns-repeated="2" office:value-type="float" office:value="65783">
            <text:p>6578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date" office:date-value="2024-11-09">
            <text:p>09/11/2024</text:p>
          </table:table-cell>
          <table:table-cell office:value-type="date" office:date-value="2024-11-01">
            <text:p>01/11/20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number-columns-repeated="2" office:value-type="float" office:value="65785">
            <text:p>6578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date" office:date-value="2024-11-09">
            <text:p>09/11/2024</text:p>
          </table:table-cell>
          <table:table-cell office:value-type="date" office:date-value="2024-11-01">
            <text:p>01/11/20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string">
            <text:p>65785.4</text:p>
          </table:table-cell>
          <table:table-cell office:value-type="float" office:value="65785">
            <text:p>6578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date" office:date-value="2024-11-09">
            <text:p>09/11/2024</text:p>
          </table:table-cell>
          <table:table-cell office:value-type="date" office:date-value="2024-11-01">
            <text:p>01/11/20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number-columns-repeated="2" office:value-type="float" office:value="65786">
            <text:p>6578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date" office:date-value="2024-11-09">
            <text:p>09/11/2024</text:p>
          </table:table-cell>
          <table:table-cell office:value-type="date" office:date-value="2024-11-01">
            <text:p>01/11/20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number-columns-repeated="2" office:value-type="float" office:value="65787">
            <text:p>6578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date" office:date-value="2024-11-09">
            <text:p>09/11/2024</text:p>
          </table:table-cell>
          <table:table-cell office:value-type="date" office:date-value="2024-11-01">
            <text:p>01/11/20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number-columns-repeated="2" office:value-type="float" office:value="65788">
            <text:p>6578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date" office:date-value="2024-11-09">
            <text:p>09/11/2024</text:p>
          </table:table-cell>
          <table:table-cell office:value-type="date" office:date-value="2024-11-01">
            <text:p>01/11/20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number-columns-repeated="2" office:value-type="float" office:value="65789">
            <text:p>6578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date" office:date-value="2024-11-09">
            <text:p>09/11/2024</text:p>
          </table:table-cell>
          <table:table-cell office:value-type="date" office:date-value="2024-11-01">
            <text:p>01/11/20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number-columns-repeated="2" office:value-type="float" office:value="65790">
            <text:p>6579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date" office:date-value="2024-11-09">
            <text:p>09/11/2024</text:p>
          </table:table-cell>
          <table:table-cell office:value-type="date" office:date-value="2024-11-01">
            <text:p>01/11/20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number-columns-repeated="2" office:value-type="float" office:value="65791">
            <text:p>6579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date" office:date-value="2024-11-09">
            <text:p>09/11/2024</text:p>
          </table:table-cell>
          <table:table-cell office:value-type="date" office:date-value="2024-11-01">
            <text:p>01/11/20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number-columns-repeated="2" office:value-type="float" office:value="65793">
            <text:p>6579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date" office:date-value="2024-11-09">
            <text:p>09/11/2024</text:p>
          </table:table-cell>
          <table:table-cell office:value-type="date" office:date-value="2024-11-01">
            <text:p>01/11/20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number-columns-repeated="2" office:value-type="float" office:value="65794">
            <text:p>6579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date" office:date-value="2024-11-09">
            <text:p>09/11/2024</text:p>
          </table:table-cell>
          <table:table-cell office:value-type="date" office:date-value="2024-11-01">
            <text:p>01/11/20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number-columns-repeated="2" office:value-type="float" office:value="65795">
            <text:p>6579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date" office:date-value="2024-11-09">
            <text:p>09/11/2024</text:p>
          </table:table-cell>
          <table:table-cell office:value-type="date" office:date-value="2024-11-01">
            <text:p>01/11/20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string">
            <text:p>65795.2</text:p>
          </table:table-cell>
          <table:table-cell office:value-type="float" office:value="65795">
            <text:p>6579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date" office:date-value="2024-11-09">
            <text:p>09/11/2024</text:p>
          </table:table-cell>
          <table:table-cell office:value-type="date" office:date-value="2024-11-01">
            <text:p>01/11/2024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text>$ </number:text>
      <number:number number:decimal-places="0" number:min-integer-digits="1" number:grouping="true"/>
    </number:number-style>
    <number:number-style style:name="N107">
      <number:text>-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0" number:min-integer-digits="1" number:grouping="true"/>
    </number:number-style>
    <number:number-style style:name="N108">
      <style:text-properties fo:color="#ff0000"/>
      <number:text>-$ </number:text>
      <number:number number:decimal-places="0" number:min-integer-digits="1" number:grouping="true"/>
      <style:map style:condition="value()&gt;=0" style:apply-style-name="N108P0"/>
    </number:number-style>
    <number:number-style style:name="N110P0" style:volatile="true">
      <number:text>$ </number:text>
      <number:number number:decimal-places="2" number:min-integer-digits="1" number:grouping="true"/>
    </number:number-style>
    <number:number-style style:name="N110">
      <number:text>-$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2" number:min-integer-digits="1" number:grouping="true"/>
    </number:number-style>
    <number:number-style style:name="N111">
      <style:text-properties fo:color="#ff0000"/>
      <number:text>-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 </number:text>
      <number:number number:decimal-places="0" number:min-integer-digits="1" number:grouping="true"/>
      <number:text> </number:text>
    </number:number-style>
    <number:number-style style:name="N123P1" style:volatile="true">
      <number:text>-$ </number:text>
      <number:number number:decimal-places="0" number:min-integer-digits="1" number:grouping="true"/>
      <number:text> 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number:number number:decimal-places="2" number:min-integer-digits="1" number:grouping="true"/>
      <number:text> </number:text>
    </number:number-style>
    <number:number-style style:name="N131P1" style:volatile="true">
      <number:text>-$ </number:text>
      <number:number number:decimal-places="2" number:min-integer-digits="1" number:grouping="true"/>
      <number:text> </number:text>
    </number:number-style>
    <number:number-style style:name="N131P2" style:volatile="true">
      <number:text> $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P0" style:volatile="true">
      <number:text>$ </number:text>
      <number:number number:decimal-places="0" number:min-integer-digits="1" number:grouping="true"/>
    </number:number-style>
    <number:number-style style:name="N136">
      <number:text>$ -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$ </number:text>
      <number:number number:decimal-places="0" number:min-integer-digits="1" number:grouping="true"/>
    </number:number-style>
    <number:number-style style:name="N137">
      <style:text-properties fo:color="#ff0000"/>
      <number:text>$ -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$ </number:text>
      <number:number number:decimal-places="2" number:min-integer-digits="1" number:grouping="true"/>
    </number:number-style>
    <number:number-style style:name="N138">
      <number:text>$ -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$ </number:text>
      <number:number number:decimal-places="2" number:min-integer-digits="1" number:grouping="true"/>
    </number:number-style>
    <number:number-style style:name="N139">
      <style:text-properties fo:color="#ff0000"/>
      <number:text>$ -</number:text>
      <number:number number:decimal-places="2" number:min-integer-digits="1" number:grouping="true"/>
      <style:map style:condition="value()&gt;=0" style:apply-style-name="N139P0"/>
    </number:number-style>
    <number:number-style style:name="N141P0" style:volatile="true">
      <number:text> $ </number:text>
      <number:number number:decimal-places="0" number:min-integer-digits="1" number:grouping="true"/>
      <number:text> </number:text>
    </number:number-style>
    <number:number-style style:name="N141P1" style:volatile="true">
      <number:text> $ -</number:text>
      <number:number number:decimal-places="0" number:min-integer-digits="1" number:grouping="true"/>
      <number:text> </number:text>
    </number:number-style>
    <number:number-style style:name="N141P2" style:volatile="true">
      <number:text> $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P1" style:volatile="true">
      <number:text> -</number:text>
      <number:number number:decimal-places="0" number:min-integer-digits="1" number:grouping="true"/>
      <number:text> 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 $ </number:text>
      <number:number number:decimal-places="2" number:min-integer-digits="1" number:grouping="true"/>
      <number:text> </number:text>
    </number:number-style>
    <number:number-style style:name="N145P1" style:volatile="true">
      <number:text> $ -</number:text>
      <number:number number:decimal-places="2" number:min-integer-digits="1" number:grouping="true"/>
      <number:text> </number:text>
    </number:number-style>
    <number:number-style style:name="N145P2" style:volatile="true">
      <number:text> $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-</number:text>
      <number:number number:decimal-places="2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31">31/12/2024</text:date>, <text:time>13:36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0T16:30:08.53</meta:creation-date>
    <dc:date>2024-12-31T13:36:48.55</dc:date>
    <meta:editing-duration>PT3M59S</meta:editing-duration>
    <meta:editing-cycles>2</meta:editing-cycles>
    <meta:generator>OpenOffice/4.1.6$Win32 OpenOffice.org_project/416m1$Build-9790</meta:generator>
    <meta:document-statistic meta:table-count="3" meta:cell-count="182" meta:object-count="0"/>
  </office:meta>
</office:document-meta>
</file>